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Ass_5f_Id">
      <style:text-properties fo:color="#2a00ff" style:font-name="Courier New1" fo:font-size="10pt" fo:language="en" fo:country="US" style:font-name-asian="Courier New1" style:font-size-asian="10pt" style:font-name-complex="Courier New1" style:font-size-complex="10pt"/>
    </style:style>
    <style:style style:name="P5" style:family="paragraph" style:parent-style-name="Component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Searcher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4">&lt;http://purl.org/dcc/pt.c03ensaios.denisecamila.FinalGraphic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Lucas Farris, Renato Lochetti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>Finds information at Wikipedia or Google about the chosen animal.</text:p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AssPI_5f_Title">ISearcher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P4">&lt;http://purl.org/dcc/pt.c03ensaios.denisecamila.IFinalGraphic&gt;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_5f_Description">Finds information at Wikipedia or Google about the chosen animal.</text:p>
                </table:table-cell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creator>sda sda</dc:creator>
    <dc:date>2011-05-14T10:26:30.24</dc:date>
    <meta:editing-cycles>28</meta:editing-cycles>
    <meta:editing-duration>PT576H21M35S</meta:editing-duration>
    <meta:generator>BrOffice.org/3.2$Win32 OpenOffice.org_project/320m18$Build-9502</meta:generator>
    <meta:document-statistic meta:table-count="2" meta:image-count="0" meta:object-count="0" meta:page-count="1" meta:paragraph-count="18" meta:word-count="41" meta:character-count="393"/>
    <meta:user-defined meta:name="Template Id">http://purl.org/inloco/dcc/component-specification</meta:user-defined>
  </office:meta>
</office:document-meta>
</file>